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2c_phone_to_cdr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Data16</text:p>
          </table:table-cell>
          <table:table-cell office:value-type="string" calcext:value-type="string">
            <text:p>Data17</text:p>
          </table:table-cell>
          <table:table-cell office:value-type="string" calcext:value-type="string">
            <text:p>Data18</text:p>
          </table:table-cell>
          <table:table-cell office:value-type="string" calcext:value-type="string">
            <text:p>Data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6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1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D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7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3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3</text:p>
          </table:table-cell>
          <table:table-cell office:value-type="float" office:value="61" calcext:value-type="float">
            <text:p>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D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F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F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6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6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3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5E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7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A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F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8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F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5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C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B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6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B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D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6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B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6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9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C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0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8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4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B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9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5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7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A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D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D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7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7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7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3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A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D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C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A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6E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D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C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A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A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B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E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A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C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9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F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D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9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D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6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2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1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8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F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6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1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E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F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D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F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E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D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3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B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B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A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2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F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FD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3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7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A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F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F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0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A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A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A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C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7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8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A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A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E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B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B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4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5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B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A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4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4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F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9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1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B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6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D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F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0" table:target-range-address="i2c_phone_to_cdrom.A1:i2c_phone_to_cdrom.AA32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5:09:07.045373321</dc:date>
    <meta:editing-duration>PT18M54S</meta:editing-duration>
    <meta:editing-cycles>2</meta:editing-cycles>
    <meta:generator>LibreOffice/5.1.6.2$Linux_X86_64 LibreOffice_project/10m0$Build-2</meta:generator>
    <meta:document-statistic meta:table-count="1" meta:cell-count="17802" meta:object-count="0"/>
  </office:meta>
</office:document-meta>
</file>